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.75in" fo:margin-right="0in" fo:margin-top="0in" fo:margin-bottom="0in" style:contextual-spacing="false" fo:line-height="146%" fo:text-indent="0in" style:auto-text-indent="false"/>
      <style:text-properties fo:color="#9e9ea6" style:text-line-through-style="none" style:text-line-through-type="none" style:font-name="Slack-Lato" style:text-underline-style="none" style:text-blinking="false" fo:background-color="#ffffff" fo:padding="0.0193in" fo:border="0.06pt solid #000000"/>
    </style:style>
    <style:style style:name="P2" style:family="paragraph" style:parent-style-name="Text_20_body">
      <style:paragraph-properties fo:margin-left="0.75in" fo:margin-right="0in" fo:margin-top="0.0102in" fo:margin-bottom="0.0972in" style:contextual-spacing="false" fo:text-indent="0in" style:auto-text-indent="false"/>
      <style:text-properties fo:font-style="italic"/>
    </style:style>
    <style:style style:name="P3" style:family="paragraph" style:parent-style-name="Text_20_body">
      <style:paragraph-properties fo:margin-top="0in" fo:margin-bottom="0in" style:contextual-spacing="false"/>
      <style:text-properties fo:padding="0.0193in" fo:border="0.06pt solid #000000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2%" fo:text-indent="0in" style:auto-text-indent="false"/>
      <style:text-properties fo:color="#3d3c40" style:font-name="Slack-Lato" fo:background-color="#ffffff" fo:padding="0in" fo:border="none"/>
    </style:style>
    <style:style style:name="P5" style:family="paragraph" style:parent-style-name="Text_20_body">
      <style:paragraph-properties fo:margin-left="0in" fo:margin-right="0in" fo:margin-top="0.0102in" fo:margin-bottom="0in" style:contextual-spacing="false" fo:line-height="132%" fo:text-indent="0in" style:auto-text-indent="false"/>
      <style:text-properties fo:color="#3d3c40" style:font-name="Slack-Lato" fo:background-color="#ffffff" fo:padding="0in" fo:border="none"/>
    </style:style>
    <style:style style:name="P6" style:family="paragraph" style:parent-style-name="Text_20_body" style:list-style-name="L1">
      <style:paragraph-properties fo:margin-left="0.4925in" fo:margin-right="0in" fo:margin-top="0in" fo:margin-bottom="0in" style:contextual-spacing="false" fo:line-height="132%" fo:text-indent="0in" style:auto-text-indent="false" fo:padding="0in" fo:border="none"/>
      <style:text-properties fo:color="#3d3c40" style:font-name="Slack-Lato" fo:background-color="#ffffff" fo:padding="0in" fo:border="none"/>
    </style:style>
    <style:style style:name="P7" style:family="paragraph" style:parent-style-name="Text_20_body">
      <style:paragraph-properties fo:margin-left="0.4925in" fo:margin-right="0in" fo:margin-top="0.0102in" fo:margin-bottom="0in" style:contextual-spacing="false" fo:line-height="132%" fo:text-indent="0in" style:auto-text-indent="false"/>
      <style:text-properties fo:color="#3d3c40" style:font-name="Slack-Lato" fo:background-color="#ffffff" fo:padding="0in" fo:border="none"/>
    </style:style>
    <style:style style:name="P8" style:family="paragraph" style:parent-style-name="Text_20_body">
      <style:paragraph-properties fo:margin-left="0.9846in" fo:margin-right="0in" fo:margin-top="0in" fo:margin-bottom="0in" style:contextual-spacing="false" fo:line-height="120%" fo:text-align="center" style:justify-single-word="false" fo:text-indent="0in" style:auto-text-indent="false"/>
    </style:style>
    <style:style style:name="P9" style:family="paragraph" style:parent-style-name="Heading_20_4">
      <style:text-properties fo:color="#555459" style:text-line-through-style="none" style:text-line-through-type="none" style:font-name="Slack-Lato" style:text-underline-style="none" fo:font-weight="bold" style:text-blinking="false" fo:background-color="#ffffff" fo:padding="0.0193in" fo:border="0.06pt solid #000000"/>
    </style:style>
    <style:style style:name="T1" style:family="text">
      <style:text-properties fo:font-weight="bold"/>
    </style:style>
    <style:style style:name="T2" style:family="text">
      <style:text-properties fo:color="#ffffff" style:text-line-through-style="none" style:text-line-through-type="none" style:font-name="Slack-Lato" fo:font-size="11.25pt" style:text-underline-style="none" style:text-blinking="false" fo:background-color="#ffffff" loext:char-shading-value="0" fo:padding="0in" fo:border="none"/>
    </style:style>
    <style:style style:name="T3" style:family="text">
      <style:text-properties officeooo:rsid="001e2896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0in" svg:width="0.2291in" draw:z-index="0">
        <draw:text-box fo:min-height="0.0161in">
          <text:p text:style-name="Text_20_body"/>
        </draw:text-box>
      </draw:frame>
      <draw:frame draw:style-name="fr1" draw:name="Frame2" text:anchor-type="page" text:anchor-page-number="1" svg:x="0in" svg:y="0in" svg:width="0.2291in" draw:z-index="1">
        <draw:text-box fo:min-height="0.0161in">
          <text:p text:style-name="Text_20_body"/>
        </draw:text-box>
      </draw:frame>
      <text:h text:style-name="P9" text:outline-level="4"><text:span text:style-name="T3">Lekcija 1: </text:span>POČETAK RADA NA FITL KURSU</text:h>
      <text:p text:style-name="P1"/>
      <text:p text:style-name="P4">3.2.2015</text:p>
      <text:p text:style-name="P5">Upoznavanje sa Bojanom, dogovor o početku zajedničkog rada,</text:p>
      <text:p text:style-name="P5">razmena podataka za kontakt.</text:p>
      <text:p text:style-name="P5"/>
      <text:p text:style-name="P5"><text:span text:style-name="T1">LEKCIJA 1.</text:span> Coming Up With Web Application Ideas</text:p>
      <text:p text:style-name="P5">Lekcija se bavi pitanjem kako se dolazi do dobrih ideja za web aplikacije.</text:p>
      <text:p text:style-name="P5"/>
      <text:p text:style-name="P5"><text:span text:style-name="T1">Pitanje: "Šta vas muči?" </text:span>je osnova za pronalaženje ideje za projekat. To pitanje važi kako za pojedinca tako i za organizaciju, i dobra je polazna osnova za nove ideje.</text:p>
      <text:p text:style-name="P5"/>
      <text:p text:style-name="P5">Drugi korak je nalaženje rešenja za "ono što vas muči". Rešenja mogu biti bilo kakva i ne moraju se uopšte bazirana na IT-u.</text:p>
      <text:p text:style-name="P5"/>
      <text:p text:style-name="P5">Treći korak je provera da li rešenja mogu biti realizovana putem web aplikacije i da li je takvo rešenje bolje od drugih mogućih rešenja.</text:p>
      <text:p text:style-name="P5"/>
      <text:p text:style-name="P5">Četvrti korak je izbor jedne ideje-kandidata za projekat. Izbor se zasniva na proceni vađnosti projekta i resursa koji su potrebni za njegovu realizaciju.</text:p>
      <text:p text:style-name="P5"/>
      <text:p text:style-name="P5">Ja kandidujem dv<text:span text:style-name="T3">ij</text:span>e "muke":</text:p>
      <text:list xml:id="list2765345563534451586" text:style-name="L1">
        <text:list-item>
          <text:p text:style-name="P6">Nas dvojicu ( Bojana i mene ) muči problem kako da što bolje ovladamo laravel framework-om.</text:p>
        </text:list-item>
        <text:list-item>
          <text:p text:style-name="P6">Montex Elektroniku muči problem kako da što efikasnije komunicira sa partnerima koji od ME traže uslugu održavanja hardvera i/ili softvera.</text:p>
        </text:list-item>
      </text:list>
      <text:p text:style-name="P7">Ja predlažem kao prvi projekat ideju koju Alex koristi u FITL kursu: "Pitanja i odgovori u vezi sa programiranjem", koja rešava našu prvu "muku".</text:p>
      <text:p text:style-name="P8"><text:a xlink:type="simple" xlink:href="https://myroadtocode.slack.com/files/milan/F0L8B15GC/POCETAK_RADA_NA_FITL_KURSU" office:target-frame-name="https://myroadtocode.slack.com/files/milan/F0L8B15GC/POCETAK_RADA_NA_FITL_KURSU" xlink:show="replace"><text:span text:style-name="T2">Add Comment</text:span></text:a></text:p>
      <text:p text:style-name="P2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8:54:00.020147934</meta:creation-date>
    <dc:date>2016-02-12T08:56:28.473564210</dc:date>
    <meta:editing-duration>P0D</meta:editing-duration>
    <meta:editing-cycles>1</meta:editing-cycles>
    <meta:document-statistic meta:table-count="0" meta:image-count="0" meta:object-count="0" meta:page-count="1" meta:paragraph-count="15" meta:word-count="208" meta:character-count="1253" meta:non-whitespace-character-count="1062"/>
    <meta:generator>LibreOffice/4.2.8.2$Linux_X86_64 LibreOffice_project/420m0$Build-2</meta:generator>
  </office:meta>
</office:document-meta>
</file>